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2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CalcResult"/>
    <style:style style:name="ce62" style:family="table-cell" style:parent-style-name="Input">
      <style:map style:condition="cell-content()&lt;0" style:apply-style-name="CalcError" style:base-cell-address="Star.C13"/>
    </style:style>
    <style:style style:name="ce63" style:family="table-cell" style:parent-style-name="CalcBoxBottom"/>
    <style:style style:name="ce64" style:family="table-cell" style:parent-style-name="CalcResult" style:data-style-name="N0"/>
    <style:style style:name="ce68" style:family="table-cell" style:parent-style-name="CalcBoxBottom" style:data-style-name="N0"/>
    <style:style style:name="ce70" style:family="table-cell" style:parent-style-name="CalcResult"/>
    <style:style style:name="ce82" style:family="table-cell" style:parent-style-name="CalcResult"/>
    <style:style style:name="ce84" style:family="table-cell" style:parent-style-name="CalcResultScientific"/>
    <style:style style:name="ce89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Calc">
      <style:text-properties style:font-name="DejaVu Sans2"/>
    </style:style>
    <style:style style:name="ce103" style:family="table-cell" style:parent-style-name="PageHeading">
      <style:map style:condition="cell-content()&lt;0" style:apply-style-name="CalcError" style:base-cell-address="Planet.A1"/>
    </style:style>
    <style:style style:name="ce104" style:family="table-cell" style:parent-style-name="Input"/>
    <style:style style:name="ce105" style:family="table-cell" style:parent-style-name="Calc"/>
    <style:style style:name="ce106" style:family="table-cell" style:parent-style-name="CalcResult"/>
    <style:style style:name="ce107" style:family="table-cell" style:parent-style-name="Calc"/>
    <style:style style:name="ce108" style:family="table-cell" style:parent-style-name="Input"/>
    <style:style style:name="ce109" style:family="table-cell" style:parent-style-name="Calc"/>
    <style:style style:name="ce110" style:family="table-cell" style:parent-style-name="CalcBoxBottom"/>
    <style:style style:name="ce111" style:family="table-cell" style:parent-style-name="Input">
      <style:map style:condition="cell-content()&lt;0" style:apply-style-name="CalcError" style:base-cell-address="Planet.A1"/>
    </style:style>
    <style:style style:name="ce112" style:family="table-cell" style:parent-style-name="CalcResult"/>
    <style:style style:name="ce113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Input">
      <style:map style:condition="cell-content()&lt;0" style:apply-style-name="CalcError" style:base-cell-address="Satellite.C9"/>
    </style:style>
    <style:style style:name="ce115" style:family="table-cell" style:parent-style-name="CalcResult"/>
    <style:style style:name="ce116" style:family="table-cell" style:parent-style-name="Calc">
      <style:text-properties style:font-name="DejaVu Sans2" style:font-name-asian="DejaVu Sans2" style:font-name-complex="DejaVu Sans2"/>
    </style:style>
    <style:style style:name="ce117" style:family="table-cell" style:parent-style-name="Calc">
      <style:map style:condition="cell-content()&lt;0" style:apply-style-name="CalcError" style:base-cell-address="Satellite.C9"/>
    </style:style>
    <style:style style:name="ce118" style:family="table-cell" style:parent-style-name="Input">
      <style:map style:condition="cell-content()&lt;0" style:apply-style-name="CalcError" style:base-cell-address="Impact.C9"/>
    </style:style>
    <style:style style:name="ce119" style:family="table-cell" style:parent-style-name="CalcResultScientific">
      <style:text-properties style:font-name="DejaVu Sans3" style:font-name-asian="DejaVu Sans3" style:font-name-complex="DejaVu Sans3"/>
    </style:style>
    <style:style style:name="ce120" style:family="table-cell" style:parent-style-name="Input">
      <style:text-properties style:font-name="DejaVu Sans3" style:font-name-complex="DejaVu Sans3"/>
    </style:style>
    <style:style style:name="ce121" style:family="table-cell" style:parent-style-name="Calc">
      <style:text-properties style:font-name="DejaVu Sans3" style:font-name-complex="DejaVu Sans3"/>
    </style:style>
    <style:style style:name="ce122" style:family="table-cell" style:parent-style-name="CalcResultScientific"/>
    <style:style style:name="ce123" style:family="table-cell" style:parent-style-name="Calc"/>
    <style:style style:name="ce124" style:family="table-cell" style:parent-style-name="CalcResult"/>
    <style:style style:name="ce125" style:family="table-cell" style:parent-style-name="CalcBoxBottom"/>
    <style:style style:name="ce126" style:family="table-cell" style:parent-style-name="CalcResult"/>
    <style:style style:name="ce127" style:family="table-cell" style:parent-style-name="Input">
      <style:map style:condition="cell-content()&lt;0" style:apply-style-name="CalcError" style:base-cell-address="Travel.B9"/>
    </style:style>
    <style:style style:name="ce128" style:family="table-cell" style:parent-style-name="CalcSeparator"/>
    <style:style style:name="ce129" style:family="table-cell" style:parent-style-name="Calc"/>
    <style:style style:name="ce130" style:family="table-cell" style:parent-style-name="CalcBoxBottom"/>
    <style:style style:name="ce131" style:family="table-cell" style:parent-style-name="Calc" style:data-style-name="N0"/>
    <style:style style:name="ce132" style:family="table-cell" style:parent-style-name="CalcBoxBottom" style:data-style-name="N0"/>
    <style:style style:name="ce133" style:family="table-cell" style:parent-style-name="CalcResult"/>
    <style:style style:name="ce134" style:family="table-cell" style:parent-style-name="CalcResult" style:data-style-name="N0"/>
    <style:style style:name="ce135" style:family="table-cell" style:parent-style-name="Calc"/>
    <style:style style:name="ce136" style:family="table-cell" style:parent-style-name="CalcResult" style:data-style-name="N0"/>
    <style:style style:name="ce137" style:family="table-cell" style:parent-style-name="CalcResult"/>
    <style:style style:name="ce138" style:family="table-cell" style:parent-style-name="CalcResult"/>
    <style:style style:name="ce139" style:family="table-cell" style:parent-style-name="CalcResult" style:data-style-name="N0"/>
    <style:style style:name="ce140" style:family="table-cell" style:parent-style-name="CalcResult"/>
    <style:style style:name="ce141" style:family="table-cell" style:parent-style-name="Calc"/>
    <style:style style:name="ce51" style:family="table-cell" style:parent-style-name="CalcResult"/>
    <style:style style:name="ce52" style:family="table-cell" style:parent-style-name="Input">
      <style:map style:condition="cell-content()&lt;0" style:apply-style-name="CalcError" style:base-cell-address="Star.C13"/>
    </style:style>
    <style:style style:name="ce53" style:family="table-cell" style:parent-style-name="CalcBoxBottom"/>
    <style:style style:name="ce54" style:family="table-cell" style:parent-style-name="CalcResult" style:data-style-name="N0"/>
    <style:style style:name="ce55" style:family="table-cell" style:parent-style-name="CalcBoxBottom" style:data-style-name="N0"/>
    <style:style style:name="ce56" style:family="table-cell" style:parent-style-name="CalcResult"/>
    <style:style style:name="ce57" style:family="table-cell" style:parent-style-name="CalcResult"/>
    <style:style style:name="ce58" style:family="table-cell" style:parent-style-name="CalcResultScientific"/>
    <style:style style:name="ce59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Calc">
      <style:text-properties style:font-name="DejaVu Sans2"/>
    </style:style>
    <style:style style:name="ce6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PageHeading">
      <style:map style:condition="cell-content()&lt;0" style:apply-style-name="CalcError" style:base-cell-address="Planet.A1"/>
    </style:style>
    <style:style style:name="ce67" style:family="table-cell" style:parent-style-name="Input"/>
    <style:style style:name="ce69" style:family="table-cell" style:parent-style-name="Calc"/>
    <style:style style:name="ce71" style:family="table-cell" style:parent-style-name="CalcResult"/>
    <style:style style:name="ce72" style:family="table-cell" style:parent-style-name="Calc"/>
    <style:style style:name="ce73" style:family="table-cell" style:parent-style-name="Input"/>
    <style:style style:name="ce74" style:family="table-cell" style:parent-style-name="Calc"/>
    <style:style style:name="ce75" style:family="table-cell" style:parent-style-name="CalcBoxBottom"/>
    <style:style style:name="ce76" style:family="table-cell" style:parent-style-name="Input">
      <style:map style:condition="cell-content()&lt;0" style:apply-style-name="CalcError" style:base-cell-address="Planet.A1"/>
    </style:style>
    <style:style style:name="ce77" style:family="table-cell" style:parent-style-name="CalcResult"/>
    <style:style style:name="ce78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Input">
      <style:map style:condition="cell-content()&lt;0" style:apply-style-name="CalcError" style:base-cell-address="Satellite.C9"/>
    </style:style>
    <style:style style:name="ce80" style:family="table-cell" style:parent-style-name="CalcResult"/>
    <style:style style:name="ce81" style:family="table-cell" style:parent-style-name="Calc">
      <style:text-properties style:font-name="DejaVu Sans2" style:font-name-asian="DejaVu Sans2" style:font-name-complex="DejaVu Sans2"/>
    </style:style>
    <style:style style:name="ce83" style:family="table-cell" style:parent-style-name="Calc">
      <style:map style:condition="cell-content()&lt;0" style:apply-style-name="CalcError" style:base-cell-address="Satellite.C9"/>
    </style:style>
    <style:style style:name="ce85" style:family="table-cell" style:parent-style-name="Input">
      <style:map style:condition="cell-content()&lt;0" style:apply-style-name="CalcError" style:base-cell-address="Impact.C9"/>
    </style:style>
    <style:style style:name="ce86" style:family="table-cell" style:parent-style-name="CalcResultScientific">
      <style:text-properties style:font-name="DejaVu Sans3" style:font-name-asian="DejaVu Sans3" style:font-name-complex="DejaVu Sans3"/>
    </style:style>
    <style:style style:name="ce87" style:family="table-cell" style:parent-style-name="Input">
      <style:text-properties style:font-name="DejaVu Sans3" style:font-name-complex="DejaVu Sans3"/>
    </style:style>
    <style:style style:name="ce88" style:family="table-cell" style:parent-style-name="Calc">
      <style:text-properties style:font-name="DejaVu Sans3" style:font-name-complex="DejaVu Sans3"/>
    </style:style>
    <style:style style:name="ce90" style:family="table-cell" style:parent-style-name="CalcResultScientific"/>
    <style:style style:name="ce91" style:family="table-cell" style:parent-style-name="Calc"/>
    <style:style style:name="ce93" style:family="table-cell" style:parent-style-name="CalcResult"/>
    <style:style style:name="ce94" style:family="table-cell" style:parent-style-name="CalcBoxBottom"/>
    <style:style style:name="ce95" style:family="table-cell" style:parent-style-name="CalcResult"/>
    <style:style style:name="ce96" style:family="table-cell" style:parent-style-name="Input">
      <style:map style:condition="cell-content()&lt;0" style:apply-style-name="CalcError" style:base-cell-address="Travel.B9"/>
    </style:style>
    <style:style style:name="ce97" style:family="table-cell" style:parent-style-name="CalcSeparator"/>
    <style:style style:name="ce98" style:family="table-cell" style:parent-style-name="Calc"/>
    <style:style style:name="ce99" style:family="table-cell" style:parent-style-name="CalcBoxBottom"/>
    <style:style style:name="ce100" style:family="table-cell" style:parent-style-name="Calc" style:data-style-name="N0"/>
    <style:style style:name="ce101" style:family="table-cell" style:parent-style-name="CalcBoxBottom" style:data-style-name="N0"/>
    <style:style style:name="ce142" style:family="table-cell" style:parent-style-name="CalcResult"/>
    <style:style style:name="ce143" style:family="table-cell" style:parent-style-name="CalcResult" style:data-style-name="N0"/>
    <style:style style:name="ce144" style:family="table-cell" style:parent-style-name="Calc"/>
    <style:style style:name="ce145" style:family="table-cell" style:parent-style-name="CalcResult" style:data-style-name="N0"/>
    <style:style style:name="ce146" style:family="table-cell" style:parent-style-name="CalcResult"/>
    <style:style style:name="ce147" style:family="table-cell" style:parent-style-name="CalcResult"/>
    <style:style style:name="ce148" style:family="table-cell" style:parent-style-name="CalcResult" style:data-style-name="N0"/>
    <style:style style:name="ce149" style:family="table-cell" style:parent-style-name="CalcResult"/>
    <style:style style:name="ce150" style:family="table-cell" style:parent-style-name="Calc"/>
    <style:style style:name="T4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"/>
    </style:style>
    <style:style style:name="T7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Vehicle</text:p>
          </table:table-cell>
          <table:table-cell office:value-type="string" calcext:value-type="string">
            <text:p>Vehicl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3 (2020-05-09)</text:p>
          </table:table-cell>
          <table:table-cell office:value-type="string" calcext:value-type="string">
            <text:p>Added converter: m/s ↔ km/h; calculator: uniform acceleration; typos and some number formatting fixed</text:p>
          </table:table-cell>
          <table:table-cell table:number-columns-repeated="61"/>
        </table:table-row>
        <table:table-row table:style-name="ro5" table:number-rows-repeated="104854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6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1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2" office:value-type="float" office:value="1" calcext:value-type="float">
            <text:p>1</text:p>
          </table:table-cell>
          <table:table-cell table:style-name="ce59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1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52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54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5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52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51" table:formula="of:=IF([.E29] &gt;= 1000; FIXED([.E29]; 0); ROUND([.E29]; 2))" office:value-type="float" office:value="85.51" calcext:value-type="float">
            <text:p>85,51</text:p>
          </table:table-cell>
          <table:table-cell table:style-name="ce6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¹:</text:p>
          </table:table-cell>
          <table:table-cell table:style-name="ce56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6" table:formula="of:=FIXED([.G39]; 2)" office:value-type="string" office:string-value="4,83" calcext:value-type="string">
            <text:p>4,83</text:p>
          </table:table-cell>
          <table:table-cell table:style-name="ce65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56" table:formula="of:=FIXED([.G40] * RadiusSun; 0)" office:value-type="string" office:string-value="696.340" calcext:value-type="string">
            <text:p>696.340</text:p>
          </table:table-cell>
          <table:table-cell table:style-name="ce65" office:value-type="string" calcext:value-type="string">
            <text:p>km, or</text:p>
          </table:table-cell>
          <table:table-cell table:style-name="ce56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7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57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56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56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56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56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56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58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number-columns-repeated="58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Probable luminosity for a main sequence star.</text:p>
          </table:table-cell>
          <table:covered-table-cell table:number-columns-repeated="4" table:style-name="Calc"/>
          <table:table-cell table:number-columns-repeated="58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2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66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67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67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6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71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71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71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71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7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73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¹:</text:p>
          </table:table-cell>
          <table:table-cell table:style-name="ce71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6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Bodies within this radius might be torn apart by tidal forces and form a ring system.</text:p>
          </table:table-cell>
          <table:covered-table-cell table:style-name="ce74"/>
          <table:covered-table-cell table:number-columns-repeated="3" table:style-name="Calc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75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6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77" table:formula="of:=FIXED([.E27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6] * 1000)^3) / (GravitationalConstant * ([.C25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7" table:formula="of:=COM.MICROSOFT.CONCAT(FIXED([.E28]; 0); &quot;d &quot;; [.F28]; &quot;h &quot;; [.G28]; &quot;m &quot;; [.H28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7] / 86400)" office:value-type="float" office:value="365" calcext:value-type="float">
            <text:p>365</text:p>
          </table:table-cell>
          <table:table-cell table:style-name="InterimResult" table:formula="of:=INT(([.C27] - ([.E28] * 86400)) / 3600)" office:value-type="float" office:value="6" calcext:value-type="float">
            <text:p>6</text:p>
          </table:table-cell>
          <table:table-cell table:style-name="InterimResult" table:formula="of:=INT((([.C27] - ([.E28] * 86400)) - ([.F28] * 3600)) / 60)" office:value-type="float" office:value="11" calcext:value-type="float">
            <text:p>11</text:p>
          </table:table-cell>
          <table:table-cell table:style-name="InterimResult" table:formula="of:=[.C27] - ( [.E28] * 86400 ) - ([.F28] * 3600) - ([.G28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7">L☉, </text:span>equivalent to</text:p>
          </table:table-cell>
          <table:table-cell table:style-name="CalcResult" table:formula="of:=IFERROR(FIXED([.G34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4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76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7">L☉, </text:span>equivalent to</text:p>
          </table:table-cell>
          <table:table-cell table:style-name="CalcResult" table:formula="of:=IFERROR(FIXED([.G35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5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77" table:formula="of:=FIXED([.G36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6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76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¹:</text:p>
          </table:table-cell>
          <table:table-cell table:style-name="ce76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1" table:formula="of:=IF([.G40] &gt;= 1000; FIXED([.G40]; 0); ROUND([.G40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1" table:formula="of:=IF([.G41] &gt;= 1000; FIXED([.G41]; 0); ROUND([.G41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4] + [.C35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1" table:formula="of:=FIXED([.G40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1" table:formula="of:=FIXED([.G41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4] + [.C35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77" table:formula="of:=FIXED([.G43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77" table:formula="of:=FIXED([.G43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7]) * (LuminositySun * ([.C34] + [.C35]))) / (16 * PI() * ([.C36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77" table:formula="of:=FIXED([.G44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77" table:formula="of:=FIXED([.G44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3] * (1 / (1 - ([.C38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²:</text:p>
          </table:table-cell>
          <table:table-cell table:style-name="ce77" table:formula="of:=COM.MICROSOFT.IFS([.H46] &lt; 10; ROUND([.H46]; 4); [.H46] &lt; 100; ROUND([.H46]; 2); [.H46] &gt;= 100; FIXED([.H46]; 0))" office:value-type="string" office:string-value="400.000" calcext:value-type="string">
            <text:p>400.000</text:p>
          </table:table-cell>
          <table:table-cell table:style-name="ce61" office:value-type="string" calcext:value-type="string">
            <text:p>× full Moon or</text:p>
          </table:table-cell>
          <table:table-cell table:style-name="ce77" table:formula="of:=COM.MICROSOFT.IFS([.I46] &lt; 10; ROUND([.I46]; 4); [.I46] &lt; 100; ROUND([.I46]; 2); [.I46] &gt;= 100; FIXED([.I46]; 0))" office:value-type="string" office:string-value="10.000" calcext:value-type="string">
            <text:p>10.000</text:p>
          </table:table-cell>
          <table:table-cell table:style-name="ce78" office:value-type="string" calcext:value-type="string">
            <text:p>× street light or</text:p>
          </table:table-cell>
          <table:table-cell table:style-name="InterimResult" table:formula="of:=([.C34] + [.C35]) / [.C36]^2" office:value-type="float" office:value="1" calcext:value-type="float">
            <text:p>1</text:p>
          </table:table-cell>
          <table:table-cell table:style-name="InterimResult" table:formula="of:=[.G46] * (IllumDirectSun / IllumFullMoon)" office:value-type="float" office:value="400000" calcext:value-type="float">
            <text:p>400000</text:p>
          </table:table-cell>
          <table:table-cell table:style-name="InterimResult" table:formula="of:=[.G46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77" table:formula="of:=COM.MICROSOFT.IFS([.H47] &lt; 10; ROUND([.H47]; 4); [.H47] &lt; 100; ROUND([.H47]; 2); [.H47] &gt;= 100; FIXED([.H47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7">×</text:span> sunset or</text:p>
          </table:table-cell>
          <table:table-cell table:style-name="ce77" table:formula="of:=COM.MICROSOFT.IFS([.I47] &lt; 10; ROUND([.I47]; 4); [.I47] &lt; 100; ROUND([.I47]; 2); [.I47] &gt;= 100; FIXED([.I47]; 0))" office:value-type="float" office:value="5" calcext:value-type="float">
            <text:p>5</text:p>
          </table:table-cell>
          <table:table-cell table:style-name="ce61" office:value-type="string" calcext:value-type="string">
            <text:p>× daylight or</text:p>
          </table:table-cell>
          <table:table-cell table:style-name="InterimResult"/>
          <table:table-cell table:style-name="InterimResult" table:formula="of:=[.G46] * (IllumDirectSun / IllumSunset)" office:value-type="float" office:value="250" calcext:value-type="float">
            <text:p>250</text:p>
          </table:table-cell>
          <table:table-cell table:style-name="InterimResult" table:formula="of:=[.G46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77" table:formula="of:=COM.MICROSOFT.IFS([.G46] &lt; 10; ROUND([.G46]; 4); [.G46] &lt; 100; ROUND([.G46]; 2); [.G46] &gt;= 100; FIXED([.G46]; 0))" office:value-type="float" office:value="1" calcext:value-type="float">
            <text:p>1</text:p>
          </table:table-cell>
          <table:table-cell table:style-name="ce61" office:value-type="string" calcext:value-type="string">
            <text:p>× direct sun or</text:p>
          </table:table-cell>
          <table:table-cell table:style-name="ce77" table:formula="of:=FIXED([.G48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6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tmospheric absorption is an approximate measure of greenhouse gasses (water vapor, carbon dioxide and ozone) in the atmosphere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(i.e. illuminance) direct sunlight appears on the planet compared to various light sources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76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76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76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60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7]^2 * ([.C58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61] &gt;= 1000; FIXED([.E61]; 0); ROUND([.E61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9] * 1000000) / [.E60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76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76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9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7] * 1000000) / [.C68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40:Planet.C41 Planet.E40:Planet.E41 Planet.C9:Planet.C20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7:Planet.C28 Planet.C40:Planet.C41 Planet.C43:Planet.C44 Planet.C46:Planet.C48 Planet.E36:Planet.E36 Planet.E40:Planet.E41 Planet.E43:Planet.E44 Planet.E46:Planet.E48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5:Planet.C26 Planet.C34:Planet.C38 Planet.C57:Planet.C59 Planet.C67:Planet.C68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79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79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79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¹:</text:p>
          </table:table-cell>
          <table:table-cell table:style-name="ce79" office:value-type="float" office:value="1" calcext:value-type="float">
            <text:p>1</text:p>
          </table:table-cell>
          <table:table-cell table:style-name="ce81" office:value-type="string" calcext:value-type="string">
            <text:p><text:span text:style-name="T8">× 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61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8" calcext:value-type="float">
            <text:p>0,999887246955658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61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²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61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61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61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61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61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61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mount of sunlight received by the satellite compared to Earth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the satellite would appear in the sky based on its albedo and visual area, i.e. surface brightness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79" office:value-type="float" office:value="1" calcext:value-type="float">
            <text:p>1</text:p>
          </table:table-cell>
          <table:table-cell table:style-name="ce81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9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80" table:formula="of:=FIXED([.E29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8] * 1000)^3) / (GravitationalConstant * ([.C27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80" table:formula="of:=COM.MICROSOFT.CONCAT(FIXED([.E30]; 0); &quot;d &quot;; [.F30]; &quot;h &quot;; [.G30]; &quot;m &quot;; [.H30]; &quot;s&quot;)" office:value-type="string" office:string-value="27d 10h 50m 39s" calcext:value-type="string">
            <text:p>27d 10h 50m 39s</text:p>
          </table:table-cell>
          <table:table-cell table:style-name="ce83"/>
          <table:table-cell table:style-name="InterimResult" table:formula="of:=INT([.E29] / 86400)" office:value-type="float" office:value="27" calcext:value-type="float">
            <text:p>27</text:p>
          </table:table-cell>
          <table:table-cell table:style-name="InterimResult" table:formula="of:=INT(([.C29] - ([.E30] * 86400)) / 3600)" office:value-type="float" office:value="10" calcext:value-type="float">
            <text:p>10</text:p>
          </table:table-cell>
          <table:table-cell table:style-name="InterimResult" table:formula="of:=INT((([.C29] - ([.E30] * 86400)) - ([.F30] * 3600)) / 60)" office:value-type="float" office:value="50" calcext:value-type="float">
            <text:p>50</text:p>
          </table:table-cell>
          <table:table-cell table:style-name="InterimResult" table:formula="of:=[.C29] - ( [.E30] * 86400 ) - ([.F30] * 3600) - ([.G30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9:Satellite.C30">
            <calcext:condition calcext:apply-style-name="CalcError" calcext:value="is-error" calcext:base-cell-address="Satellite.C29"/>
          </calcext:conditional-format>
          <calcext:conditional-format calcext:target-range-address="Satellite.C9:Satellite.C12 Satellite.C27:Satellite.C28 Satellite.D30:Satellite.D30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85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85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86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87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88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90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0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9">×</text:span> lightning bolt or</text:p>
          </table:table-cell>
          <table:table-cell table:style-name="ce90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9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0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9">×</text:span> Tsar Bomba or</text:p>
          </table:table-cell>
          <table:table-cell table:style-name="ce90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9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0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9">×</text:span> major solar flare or</text:p>
          </table:table-cell>
          <table:table-cell table:style-name="ce90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9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91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93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93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95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94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Vehic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🚀 Page: Vehicl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Vehicle mass and personnel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length:</text:p>
          </table:table-cell>
          <table:table-cell table:style-name="Input" office:value-type="float" office:value="100" calcext:value-type="float">
            <text:p>100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width:</text:p>
          </table:table-cell>
          <table:table-cell table:style-name="Input" office:value-type="float" office:value="25" calcext:value-type="float">
            <text:p>25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Bulkiness¹:</text:p>
          </table:table-cell>
          <table:table-cell table:style-name="Input" office:value-type="float" office:value="300" calcext:value-type="float">
            <text:p>300</text:p>
          </table:table-cell>
          <table:table-cell table:style-name="Calc" office:value-type="string" calcext:value-type="string">
            <text:p>t/100 m² (rec. 100-700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 amount²:</text:p>
          </table:table-cell>
          <table:table-cell table:style-name="Input" office:value-type="float" office:value="15" calcext:value-type="float">
            <text:p>15</text:p>
          </table:table-cell>
          <table:table-cell table:style-name="Calc" office:value-type="string" calcext:value-type="string">
            <text:p>/100 m² (rec. 5-35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mass:</text:p>
          </table:table-cell>
          <table:table-cell table:style-name="CalcResult" table:formula="of:=FIXED([.E13]; 0)" office:value-type="string" office:string-value="7.500" calcext:value-type="string">
            <text:p>7.500</text:p>
          </table:table-cell>
          <table:table-cell table:style-name="Calc" office:value-type="string" calcext:value-type="string">
            <text:p>t</text:p>
          </table:table-cell>
          <table:table-cell table:style-name="InterimResult" table:formula="of:=[.C9] * [.C10] * ([.C11] / 100)" office:value-type="float" office:value="7500" calcext:value-type="float">
            <text:p>7500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:</text:p>
          </table:table-cell>
          <table:table-cell table:style-name="CalcResult" table:formula="of:=FIXED([.E14]; 0)" office:value-type="string" office:string-value="375" calcext:value-type="string">
            <text:p>375</text:p>
          </table:table-cell>
          <table:table-cell table:style-name="Calc"/>
          <table:table-cell table:style-name="InterimResult" table:formula="of:=[.C9] * [.C10] * ([.C12] / 100)" office:value-type="float" office:value="375" calcext:value-type="float">
            <text:p>375</text:p>
          </table:table-cell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Remark" office:value-type="string" calcext:value-type="string" table:number-columns-spanned="3" table:number-rows-spanned="1">
            <text:p>¹ Recommended values are 100-300 for boats, light battleships (corvettes, destroyers) and freighters, 300-500 for multi-purpose ships and medium battleships (most cruisers and frigates) and 500+ for heavy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9">
          <table:table-cell/>
          <table:table-cell table:style-name="CalcRemark" office:value-type="string" calcext:value-type="string" table:number-columns-spanned="3" table:number-rows-spanned="1">
            <text:p>² Recommended values are 0-15 for boats, light battleships and most civilian ships, 15-25 for most multi-purpose and medium battleships and 25+ for large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9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6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47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97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98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6" office:value-type="float" office:value="10" calcext:value-type="float">
            <text:p>10</text:p>
          </table:table-cell>
          <table:table-cell table:style-name="ce98" office:value-type="string" calcext:value-type="string">
            <text:p>parsec =</text:p>
          </table:table-cell>
          <table:table-cell table:style-name="ce147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99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arsec/h =</text:p>
          </table:table-cell>
          <table:table-cell table:style-name="ce148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101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¹:</text:p>
          </table:table-cell>
          <table:table-cell table:style-name="ce96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96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142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43" table:formula="of:=COM.MICROSOFT.CONCAT(FIXED([.E27]; 0)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98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3" table:number-rows-spanned="1">
            <text:p>¹ Faster-than-light analogous factor, measured in multiples of the light speed, c.</text:p>
          </table:table-cell>
          <table:covered-table-cell table:style-name="ce144"/>
          <table:covered-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99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96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145" table:formula="of:=ROUND([.E36]; 4)" office:value-type="float" office:value="1.1547" calcext:value-type="float">
            <text:p>1,1547</text:p>
          </table:table-cell>
          <table:table-cell table:style-name="ce61" office:value-type="string" calcext:value-type="string">
            <text:p>×</text:p>
          </table:table-cell>
          <table:table-cell table:style-name="InterimResult" table:formula="of:=1 / SQRT(1 - (([.C35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145" table:formula="of:=ROUND(1 / [.E36]; 4)" office:value-type="float" office:value="0.866" calcext:value-type="float">
            <text:p>0,866</text:p>
          </table:table-cell>
          <table:table-cell table:style-name="ce6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6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149" table:formula="of:=COM.MICROSOFT.IFS([.F43] &lt; 100; ROUND([.F43]; 2); [.F43] &lt; 1000; ROUND([.F43]; 1); [.F43] &gt;= 1000; FIXED([.F43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3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6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149" table:formula="of:=COM.MICROSOFT.IFS([.F46] &lt; 100; ROUND([.F46]; 2); [.F46] &lt; 1000; ROUND([.F46]; 1); [.F46] &gt;= 1000; FIXED([.F46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6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96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146" table:formula="of:=ROUND([.G52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2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96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146" table:formula="of:=ROUND([.G53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3] / LightSpeed" office:value-type="float" office:value="0.000037359178662193" calcext:value-type="float">
            <text:p>3,7359178662193E-05</text:p>
          </table:table-cell>
          <table:table-cell table:style-name="InterimResult" table:formula="of:=MAX([.C52]; [.C53]) - MIN([.C52]; [.C53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96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146" table:formula="of:=ROUND([.G54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4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146" table:formula="of:=FIXED([.G55]; 0)" office:value-type="string" office:string-value="229" calcext:value-type="string">
            <text:p>229</text:p>
          </table:table-cell>
          <table:table-cell table:style-name="ce150" office:value-type="string" calcext:value-type="string">
            <text:p>s or</text:p>
          </table:table-cell>
          <table:table-cell table:style-name="ce146" table:formula="of:=COM.MICROSOFT.CONCAT(FIXED([.H55]; 0); &quot;h &quot;; [.I55]; &quot;m &quot;; [.J55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3] / [.C54]" office:value-type="float" office:value="228.571428571429" calcext:value-type="float">
            <text:p>228,571428571429</text:p>
          </table:table-cell>
          <table:table-cell table:style-name="InterimResult" table:formula="of:=INT([.G55] / 3600)" office:value-type="float" office:value="0" calcext:value-type="float">
            <text:p>0</text:p>
          </table:table-cell>
          <table:table-cell table:style-name="InterimResult" table:formula="of:=INT(([.G55] - ([.H55] * 3600)) / 60)" office:value-type="float" office:value="3" calcext:value-type="float">
            <text:p>3</text:p>
          </table:table-cell>
          <table:table-cell table:style-name="InterimResult" table:formula="of:=INT([.G55] - ([.H55] * 3600) - ([.I55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146" table:formula="of:=FIXED([.G56]; 0)" office:value-type="string" office:string-value="1.280.000" calcext:value-type="string">
            <text:p>1.280.000</text:p>
          </table:table-cell>
          <table:table-cell table:style-name="ce150" office:value-type="string" calcext:value-type="string">
            <text:p>m or</text:p>
          </table:table-cell>
          <table:table-cell table:style-name="ce146" table:formula="of:=FIXED([.G56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2] + [.C53]) * [.G55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30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6:Travel.C3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5:Travel.D56 Travel.E52:Travel.E56">
            <calcext:condition calcext:apply-style-name="CalcError" calcext:value="is-error" calcext:base-cell-address="Travel.C52"/>
          </calcext:conditional-format>
          <calcext:conditional-format calcext:target-range-address="Travel.D43:Travel.D43 Travel.D46:Travel.D46">
            <calcext:condition calcext:apply-style-name="CalcError" calcext:value="is-error" calcext:base-cell-address="Travel.D43"/>
          </calcext:conditional-format>
          <calcext:conditional-format calcext:target-range-address="Travel.B9:Travel.B9 Travel.B12:Travel.B12 Travel.B18:Travel.B18 Travel.B43:Travel.B43 Travel.B46:Travel.B46 Travel.C24:Travel.C25 Travel.C35:Travel.C35 Travel.C52:Travel.C54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  <style:style style:name="CalcRemark" style:family="table-cell" style:parent-style-name="CalcResult">
      <style:table-cell-properties style:diagonal-bl-tr="none" style:diagonal-tl-br="none" style:text-align-source="value-type" style:repeat-content="false" fo:wrap-option="wrap"/>
      <style:text-properties fo:font-size="10pt" fo:font-style="oblique" style:text-underline-style="none" fo:font-weight="normal" style:font-size-asian="10pt" style:font-style-asian="italic" style:font-weight-asian="normal" fo:hyphenate="fals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00:26:31.4087022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8" meta:cell-count="606" meta:object-count="0"/>
  </office:meta>
</office:document-meta>
</file>